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style:font-name="Times New Roman"/>
    </style:style>
    <style:style style:name="P2" style:parent-style-name="Standaard" style:family="paragraph">
      <style:text-properties style:font-name="Times New Roman"/>
    </style:style>
    <style:style style:name="P3" style:parent-style-name="Lijstalinea" style:list-style-name="LFO1" style:family="paragraph">
      <style:text-properties style:font-name="Times New Roman"/>
    </style:style>
    <style:style style:name="P4" style:parent-style-name="Lijstalinea" style:list-style-name="LFO1" style:family="paragraph">
      <style:text-properties style:font-name="Times New Roman"/>
    </style:style>
    <style:style style:name="P5" style:parent-style-name="Lijstalinea" style:list-style-name="LFO1" style:family="paragraph">
      <style:text-properties style:font-name="Times New Roman"/>
    </style:style>
    <style:style style:name="P6" style:parent-style-name="Lijstalinea" style:list-style-name="LFO1" style:family="paragraph">
      <style:text-properties style:font-name="Times New Roman"/>
    </style:style>
    <style:style style:name="P7" style:parent-style-name="Lijstalinea" style:list-style-name="LFO1" style:family="paragraph">
      <style:text-properties style:font-name="Times New Roman"/>
    </style:style>
    <style:style style:name="P8" style:parent-style-name="Lijstalinea" style:list-style-name="LFO1" style:family="paragraph">
      <style:text-properties style:font-name="Times New Roman"/>
    </style:style>
    <style:style style:name="P9" style:parent-style-name="Lijstalinea" style:list-style-name="LFO1" style:family="paragraph">
      <style:text-properties style:font-name="Times New Roman"/>
    </style:style>
    <style:style style:name="P10" style:parent-style-name="Lijstalinea" style:list-style-name="LFO1" style:family="paragraph">
      <style:text-properties style:font-name="Times New Roman"/>
    </style:style>
    <style:style style:name="P11" style:parent-style-name="Lijstalinea" style:list-style-name="LFO1" style:family="paragraph">
      <style:text-properties style:font-name="Times New Roman"/>
    </style:style>
    <style:style style:name="P12" style:parent-style-name="Lijstalinea" style:list-style-name="LFO1" style:family="paragraph">
      <style:text-properties style:font-name="Times New Roman"/>
    </style:style>
    <style:style style:name="P13" style:parent-style-name="Lijstalinea" style:list-style-name="LFO1" style:family="paragraph">
      <style:text-properties style:font-name="Times New Roman"/>
    </style:style>
    <style:style style:name="P14" style:parent-style-name="Standaard" style:family="paragraph">
      <style:text-properties style:font-name="Times New Roman"/>
    </style:style>
    <style:style style:name="P15" style:parent-style-name="Standaard" style:family="paragraph">
      <style:text-properties style:font-name="Times New Roman"/>
    </style:style>
    <style:style style:name="P16" style:parent-style-name="Standaard" style:family="paragraph">
      <style:text-properties style:font-name="Times New Roman"/>
    </style:style>
    <style:style style:name="P17" style:parent-style-name="Lijstalinea" style:list-style-name="LFO2" style:family="paragraph">
      <style:text-properties style:font-name="Times New Roman"/>
    </style:style>
    <style:style style:name="P18" style:parent-style-name="Lijstalinea" style:list-style-name="LFO2" style:family="paragraph">
      <style:text-properties style:font-name="Times New Roman"/>
    </style:style>
    <style:style style:name="P19" style:parent-style-name="Lijstalinea" style:list-style-name="LFO2" style:family="paragraph">
      <style:text-properties style:font-name="Times New Roman"/>
    </style:style>
    <style:style style:name="P20" style:parent-style-name="Lijstalinea" style:list-style-name="LFO2" style:family="paragraph">
      <style:text-properties style:font-name="Times New Roman"/>
    </style:style>
    <style:style style:name="P21" style:parent-style-name="Lijstalinea" style:list-style-name="LFO2" style:family="paragraph">
      <style:text-properties style:font-name="Times New Roman"/>
    </style:style>
    <style:style style:name="P22" style:parent-style-name="Lijstalinea" style:list-style-name="LFO2" style:family="paragraph">
      <style:text-properties style:font-name="Times New Roman"/>
    </style:style>
    <style:style style:name="P23" style:parent-style-name="Lijstalinea" style:list-style-name="LFO2" style:family="paragraph">
      <style:text-properties style:font-name="Times New Roman"/>
    </style:style>
    <style:style style:name="P24" style:parent-style-name="Lijstalinea" style:list-style-name="LFO2" style:family="paragraph">
      <style:text-properties style:font-name="Times New Roman"/>
    </style:style>
    <style:style style:name="P25" style:parent-style-name="Lijstalinea" style:list-style-name="LFO2" style:family="paragraph">
      <style:text-properties style:font-name="Times New Roman"/>
    </style:style>
    <style:style style:name="P26" style:parent-style-name="Lijstalinea" style:list-style-name="LFO2" style:family="paragraph">
      <style:text-properties style:font-name="Times New Roman"/>
    </style:style>
    <style:style style:name="P27" style:parent-style-name="Lijstalinea" style:list-style-name="LFO2" style:family="paragraph">
      <style:text-properties style:font-name="Times New Roman"/>
    </style:style>
    <style:style style:name="P28" style:parent-style-name="Standaard" style:family="paragraph">
      <style:text-properties style:font-name="Times New Roman"/>
    </style:style>
    <style:style style:name="P29" style:parent-style-name="Lijstalinea" style:list-style-name="LFO3" style:family="paragraph">
      <style:text-properties style:font-name="Times New Roman"/>
    </style:style>
    <style:style style:name="P30" style:parent-style-name="Lijstalinea" style:list-style-name="LFO3" style:family="paragraph">
      <style:text-properties style:font-name="Times New Roman"/>
    </style:style>
    <style:style style:name="P31" style:parent-style-name="Lijstalinea" style:list-style-name="LFO3" style:family="paragraph">
      <style:text-properties style:font-name="Times New Roman"/>
    </style:style>
    <style:style style:name="P32" style:parent-style-name="Standaard" style:family="paragraph">
      <style:text-properties style:font-name="Times New Roman"/>
    </style:style>
    <style:style style:name="P33" style:parent-style-name="Standaard" style:family="paragraph">
      <style:text-properties style:font-name="Times New Roman"/>
    </style:style>
    <style:style style:name="P34" style:parent-style-name="Lijstalinea" style:list-style-name="LFO4" style:family="paragraph">
      <style:text-properties style:font-name="Times New Roman"/>
    </style:style>
    <style:style style:name="P35" style:parent-style-name="Lijstalinea" style:list-style-name="LFO4" style:family="paragraph">
      <style:text-properties style:font-name="Times New Roman"/>
    </style:style>
    <style:style style:name="P36" style:parent-style-name="Lijstalinea" style:list-style-name="LFO4" style:family="paragraph">
      <style:text-properties style:font-name="Times New Roman"/>
    </style:style>
    <style:style style:name="P37" style:parent-style-name="Lijstalinea" style:list-style-name="LFO4" style:family="paragraph">
      <style:text-properties style:font-name="Times New Roman"/>
    </style:style>
    <style:style style:name="P38" style:parent-style-name="Lijstalinea" style:list-style-name="LFO4" style:family="paragraph">
      <style:text-properties style:font-name="Times New Roman"/>
    </style:style>
    <style:style style:name="P39" style:parent-style-name="Lijstalinea" style:list-style-name="LFO4" style:family="paragraph">
      <style:text-properties style:font-name="Times New Roman"/>
    </style:style>
    <style:style style:name="P40" style:parent-style-name="Lijstalinea" style:list-style-name="LFO4" style:family="paragraph">
      <style:text-properties style:font-name="Times New Roman"/>
    </style:style>
    <style:style style:name="P41" style:parent-style-name="Lijstalinea" style:list-style-name="LFO4" style:family="paragraph">
      <style:text-properties style:font-name="Times New Roman"/>
    </style:style>
    <style:style style:name="P42" style:parent-style-name="Lijstalinea" style:list-style-name="LFO4" style:family="paragraph">
      <style:text-properties style:font-name="Times New Roman"/>
    </style:style>
    <style:style style:name="P43" style:parent-style-name="Lijstalinea" style:family="paragraph">
      <style:paragraph-properties fo:margin-left="1in">
        <style:tab-stops/>
      </style:paragraph-properties>
      <style:text-properties style:font-name="Times New Roman"/>
    </style:style>
    <style:style style:name="P44" style:parent-style-name="Lijstalinea" style:list-style-name="LFO4" style:family="paragraph">
      <style:text-properties style:font-name="Times New Roman"/>
    </style:style>
    <style:style style:name="P45" style:parent-style-name="Lijstalinea" style:list-style-name="LFO4" style:family="paragraph">
      <style:text-properties style:font-name="Times New Roman"/>
    </style:style>
    <style:style style:name="P46" style:parent-style-name="Standaard" style:family="paragraph">
      <style:text-properties style:font-name="Times New Roman"/>
    </style:style>
    <style:style style:name="P47" style:parent-style-name="Standaard" style:family="paragraph">
      <style:text-properties style:font-name="Times New Roman"/>
    </style:style>
    <style:style style:name="P48" style:parent-style-name="Standaard" style:family="paragraph">
      <style:text-properties style:font-name="Times New Roman"/>
    </style:style>
    <style:style style:name="P49" style:parent-style-name="Lijstalinea" style:list-style-name="LFO5" style:family="paragraph">
      <style:text-properties style:font-name="Times New Roman"/>
    </style:style>
    <style:style style:name="P50" style:parent-style-name="Lijstalinea" style:list-style-name="LFO5" style:family="paragraph">
      <style:text-properties style:font-name="Times New Roman"/>
    </style:style>
    <style:style style:name="P51" style:parent-style-name="Lijstalinea" style:list-style-name="LFO5" style:family="paragraph">
      <style:text-properties style:font-name="Times New Roman"/>
    </style:style>
    <style:style style:name="P52" style:parent-style-name="Lijstalinea" style:list-style-name="LFO5" style:family="paragraph">
      <style:text-properties style:font-name="Times New Roman"/>
    </style:style>
    <style:style style:name="P53" style:parent-style-name="Lijstalinea" style:list-style-name="LFO5" style:family="paragraph">
      <style:text-properties style:font-name="Times New Roman"/>
    </style:style>
    <style:style style:name="P54" style:parent-style-name="Lijstalinea" style:list-style-name="LFO5" style:family="paragraph">
      <style:text-properties style:font-name="Times New Roman"/>
    </style:style>
    <style:style style:name="P55" style:parent-style-name="Lijstalinea" style:list-style-name="LFO5" style:family="paragraph">
      <style:text-properties style:font-name="Times New Roman"/>
    </style:style>
    <style:style style:name="P56" style:parent-style-name="Lijstalinea" style:list-style-name="LFO5" style:family="paragraph">
      <style:text-properties style:font-name="Times New Roman"/>
    </style:style>
    <style:style style:name="P57" style:parent-style-name="Lijstalinea" style:list-style-name="LFO5" style:family="paragraph">
      <style:text-properties style:font-name="Times New Roman"/>
    </style:style>
    <style:style style:name="P58" style:parent-style-name="Lijstalinea" style:list-style-name="LFO5" style:family="paragraph">
      <style:text-properties style:font-name="Times New Roman"/>
    </style:style>
    <style:style style:name="P59" style:parent-style-name="Lijstalinea" style:list-style-name="LFO5" style:family="paragraph">
      <style:text-properties style:font-name="Times New Roman"/>
    </style:style>
    <style:style style:name="P60" style:parent-style-name="Lijstalinea" style:list-style-name="LFO5" style:family="paragraph">
      <style:text-properties style:font-name="Times New Roman"/>
    </style:style>
    <style:style style:name="P61" style:parent-style-name="Lijstalinea" style:list-style-name="LFO5" style:family="paragraph">
      <style:text-properties style:font-name="Times New Roman"/>
    </style:style>
    <style:style style:name="P62" style:parent-style-name="Lijstalinea" style:list-style-name="LFO5" style:family="paragraph">
      <style:text-properties style:font-name="Times New Roman"/>
    </style:style>
    <style:style style:name="P63" style:parent-style-name="Lijstalinea" style:list-style-name="LFO5" style:family="paragraph">
      <style:text-properties style:font-name="Times New Roman"/>
    </style:style>
    <style:style style:name="P64" style:parent-style-name="Lijstalinea" style:list-style-name="LFO5" style:family="paragraph">
      <style:text-properties style:font-name="Times New Roman"/>
    </style:style>
    <style:style style:name="P65" style:parent-style-name="Lijstalinea" style:list-style-name="LFO5" style:family="paragraph">
      <style:text-properties style:font-name="Times New Roman"/>
    </style:style>
    <style:style style:name="P66" style:parent-style-name="Standaard" style:family="paragraph">
      <style:paragraph-properties fo:border-top="none" fo:border-left="none" fo:border-bottom="0.0104in solid #000000" fo:border-right="none" fo:padding-top="0in" fo:padding-left="0in" fo:padding-bottom="0.0138in" fo:padding-right="0in" style:shadow="none"/>
      <style:text-properties style:font-name="Times New Roman"/>
    </style:style>
    <style:style style:name="P67" style:parent-style-name="Standaard" style:family="paragraph">
      <style:text-properties style:font-name="Times New Roman"/>
    </style:style>
    <style:style style:name="P68" style:parent-style-name="Lijstalinea" style:list-style-name="LFO6" style:family="paragraph">
      <style:text-properties style:font-name="Times New Roman"/>
    </style:style>
    <style:style style:name="P69" style:parent-style-name="Lijstalinea" style:list-style-name="LFO6" style:family="paragraph">
      <style:text-properties style:font-name="Times New Roman"/>
    </style:style>
    <style:style style:name="P70" style:parent-style-name="Lijstalinea" style:list-style-name="LFO6" style:family="paragraph">
      <style:text-properties style:font-name="Times New Roman"/>
    </style:style>
    <style:style style:name="P71" style:parent-style-name="Standaard" style:family="paragraph">
      <style:text-properties style:font-name="Times New Roman"/>
    </style:style>
    <style:style style:name="T72" style:parent-style-name="Standaardalinea-lettertype" style:family="text">
      <style:text-properties style:font-name="Times New Roman"/>
    </style:style>
    <style:style style:name="T73" style:parent-style-name="Standaardalinea-lettertype" style:family="text">
      <style:text-properties style:font-name="Times New Roman"/>
    </style:style>
  </office:automatic-styles>
  <office:body>
    <office:text text:use-soft-page-breaks="true">
      <text:p text:style-name="P1">§ 4.1</text:p>
      <text:p text:style-name="P2">Opdracht 1:</text:p>
      <text:list text:style-name="LFO1" text:continue-numbering="true">
        <text:list-item>
          <text:p text:style-name="P3">Een fictief stereotypisch Nederlands stelletje.</text:p>
        </text:list-item>
        <text:list-item>
          <text:p text:style-name="P4">Wetenschap is iets wat ondergebouwd wordt met niet alleen argumenten, maar ook met cijfers. Meningen worden ondersteund met argumenten.</text:p>
        </text:list-item>
        <text:list-item>
          <text:p text:style-name="P5">Gedrag dat door de overheid strafbaar is gestelt.</text:p>
        </text:list-item>
        <text:list-item>
          <text:p text:style-name="P6">Dingen dat strafbaar zijn gesteld door één overheid is niet door een andere strafbaar gesteld. Het is dus relatief.</text:p>
        </text:list-item>
        <text:list-item>
          <text:p text:style-name="P7">Schending van het auteursrecht door Auteursrechtelijk beschermd werk te downloaden. In bijvoorbeeld Polen is het helemaal legaal om te downloaden, maar niet om te verspreiden.</text:p>
        </text:list-item>
        <text:list-item>
          <text:p text:style-name="P8"><text:s/></text:p>
          <text:list text:continue-numbering="true">
            <text:list-item>
              <text:p text:style-name="P9">Het aantal criminaliteit daalt sinds 2005.</text:p>
            </text:list-item>
            <text:list-item>
              <text:p text:style-name="P10">Vermogensmisdrijven zijn de grootste onderdeel criminaliteit.</text:p>
            </text:list-item>
          </text:list>
        </text:list-item>
        <text:list-item>
          <text:p text:style-name="P11">Een gedragswetenschap die als hoofdonderwerp het crimineel gedrag heeft, en de reactie van de maatschappij op crimineel gedrag heeft.</text:p>
        </text:list-item>
        <text:list-item>
          <text:p text:style-name="P12">Wat zijn de gevolgen van het legaliseren van softdrugs in Nederland als het gaat om drugsmisdrijven?</text:p>
        </text:list-item>
        <text:list-item>
          <text:p text:style-name="P13">Als je uit een land komt waar het best normaal is om een wet of twee te verbreken ga je het moeten leren in een land dat veel strenger is dat dat niet mag. Maar als je naar een land komt en iedereen gaat 20 km/h harder dan de snelheidslimiet en dat dat normaal is gaat iemand dat zelf doen. (Terwijl dat crimineel gedrag is)</text:p>
        </text:list-item>
      </text:list>
      <text:p text:style-name="P14">Opdracht 2:</text:p>
      <text:p text:style-name="P15">Criminaliteit is relatief. Wat crimineel en wat niet is samen met verbanden met de sociale normen, dus als je ergens bent waar drugs gedemoniseerd zijn (bvb. Zuid-Korea) ga je veel harder aangepakt worden dan in een land waar (zelfs al drugs niet legaal zijn) mensen softdrugs als oké zien. Hetzelfde geld voor homoseksualiteit, veel strenger aangepakt in Midden-Oosterse landen, omdat het in hun religie verboden is, dan bijvoorbeeld in Nederland.<text:s/></text:p>
      <text:p text:style-name="P16">Opdracht 3:</text:p>
      <text:list text:style-name="LFO2" text:continue-numbering="true">
        <text:list-item>
          <text:p text:style-name="P17"><text:s/></text:p>
          <text:list text:continue-numbering="true">
            <text:list-item>
              <text:p text:style-name="P18">Groepsdruk</text:p>
            </text:list-item>
            <text:list-item>
              <text:p text:style-name="P19">Verveling</text:p>
            </text:list-item>
            <text:list-item>
              <text:p text:style-name="P20">Actie/Spanning</text:p>
            </text:list-item>
          </text:list>
        </text:list-item>
        <text:list-item>
          <text:p text:style-name="P21">Nurture. Veel weinig crimineel gedrag is aangeboren, maar je kan geboren zijn met bepaalde denkswijzen waardoor je vaker criminele gedrag zou kunnen uitvoeren, is dit niet 100% altijd zo.</text:p>
        </text:list-item>
        <text:list-item>
          <text:p text:style-name="P22"><text:s/></text:p>
          <text:list text:continue-numbering="true">
            <text:list-item>
              <text:p text:style-name="P23">Als de samenleving een bepaalde groep mensen bestempelt als altijd crimineel zegt een individu van dat groep vaak “Ja, dan doe ik het ook.”<text:s/></text:p>
            </text:list-item>
            <text:list-item>
              <text:p text:style-name="P24">Door een verandering van culturen kan je vaak dingen doen dat je niet eens weet dat ze crimineel zijn in de nieuwe cultuur. Je moet de waarden van die cultuur eerst internaliseren voordat je het regels ‘normaal’ vindt.</text:p>
            </text:list-item>
            <text:list-item>
              <text:p text:style-name="P25">Sommige (vaak jongeren) vinden zichzelf rebels, en een van de manier van uiten ervan is crimineel gedrag. Maar denk ook aan gangs, een groep waarvan de hele idee is om criminele dingen te stelen.</text:p>
            </text:list-item>
            <text:list-item>
              <text:p text:style-name="P26">Als er veel sociale ongelijkheid is in een bepaalde gebied, gaat bijna altijd het criminaliteit gedrag stijgen. <text:s/></text:p>
            </text:list-item>
            <text:list-item>
              <text:p text:style-name="P27">De etnisch-cultureel kant van criminaliteit is een moeilijke kant om over te praten. Het is zo dat buitenlandse (vaak armen) veel meer crimineel gedrag uiten.</text:p>
            </text:list-item>
          </text:list>
        </text:list-item>
      </text:list>
      <text:p text:style-name="P28">Opdracht 4:</text:p>
      <text:list text:style-name="LFO3" text:continue-numbering="true">
        <text:list-item>
          <text:p text:style-name="P29">A. Jongeren zijn relatief het meest crimineel.<text:line-break/>B. Autochtonen zijn relatief het minst crimineel vergeleken met andere herkomsten.</text:p>
        </text:list-item>
        <text:list-item>
          <text:p text:style-name="P30">Nurture bij B, Nature bij A.</text:p>
        </text:list-item>
        <text:list-item>
          <text:p text:style-name="P31"><text:s/>**doe het later**</text:p>
        </text:list-item>
      </text:list>
      <text:p text:style-name="P32"/>
      <text:p text:style-name="P33">Opdracht 5:</text:p>
      <text:list text:style-name="LFO4" text:continue-numbering="true">
        <text:list-item>
          <text:p text:style-name="P34">Omdat ze het kunnen. Ze hebben een bewuste keuze genomen om iets crimineel te doen. Dit sluit aan bij de rationele-keuze theorie.</text:p>
        </text:list-item>
        <text:list-item>
          <text:p text:style-name="P35">Je hebt een keuze: Doe ik iets crimineel of niet. Dat wordt ondersteund door verschillende dingen zoals:<text:s/><text:line-break/>Zijn er genoeg dingen dat ik kan stelen en mee wegkomen(geschikte doelwitten)<text:line-break/>Is het waard om te stelen (voordelen)<text:line-break/>Is het risico van gesnapt te worden klein genoeg, of zijn de gevolgen ervan klein? (nadelen)</text:p>
        </text:list-item>
        <text:list-item>
          <text:p text:style-name="P36">Wat?</text:p>
        </text:list-item>
        <text:list-item>
          <text:p text:style-name="P37">Een voorspelling dat zichzelf vervuld omdat je verwacht dat ie zichzelf vervuld.</text:p>
        </text:list-item>
        <text:list-item>
          <text:p text:style-name="P38">De grootste verschil tussen de bindingstheorie en gelegenheidstheorie is dat in de bindingstheorie het veel meer over het samenleving gaat dat over de individu (wat in de gelegenheidstheorie juist andersom gaat)</text:p>
        </text:list-item>
        <text:list-item>
          <text:p text:style-name="P39">Wie in de politiek gaat, is vaak rijk en machtig. Die mensen maken wetten, en die wetten gaan in hun voordeel werken, want ze worden geschreven door rijken.</text:p>
        </text:list-item>
        <text:list-item>
          <text:p text:style-name="P40"><text:s/></text:p>
          <text:list text:continue-numbering="true">
            <text:list-item>
              <text:p text:style-name="P41">Gelegenheidstheorie:<text:line-break/>Het beter bewaken van potentiële doelwitten, het verhogen van de nadelen als gesnapt, <text:s/></text:p>
            </text:list-item>
            <text:list-item>
              <text:p text:style-name="P42">Etiketteringstheorie:</text:p>
            </text:list-item>
          </text:list>
        </text:list-item>
      </text:list>
      <text:p text:style-name="P43">Dit is misschien een van de moeilijkste dingen om aan te pakken. Er moet een hele shift in de maatschappij komen, om mensen anders te laten denken over een bepaalde groep. Gelukkig lost dit vaak zichzelf op, maar het duurt wel heel lang.</text:p>
      <text:soft-page-break/>
      <text:list text:style-name="LFO4" text:continue-numbering="true">
        <text:list-item>
          <text:list>
            <text:list-item>
              <text:p text:style-name="P44">Bindingstheorie:<text:line-break/>Bevorder sociale cohesie binnen de maatschappij, maar vooral in de plekken met veel crimineel en asociaal gedrag.</text:p>
            </text:list-item>
            <text:list-item>
              <text:p text:style-name="P45">Structurele-deviantietheorie:<text:line-break/>De verandering in de politiek. Er moeten dan gewoon andere wetten komen die de witte voordencriminaliteit veel steviger bestraffen.</text:p>
            </text:list-item>
          </text:list>
        </text:list-item>
      </text:list>
      <text:p text:style-name="P46">Opdracht 6:</text:p>
      <text:p text:style-name="P47">Met het structurele-devinatietheorie, natuurlijk. De sheriff uitbuit zijn positie omdat hij rijdommen en landerijen in wil nemen door zijn positie te misbruiken.</text:p>
      <text:p text:style-name="P48">Opdracht 8:</text:p>
      <text:list text:style-name="LFO5" text:continue-numbering="true">
        <text:list-item>
          <text:p text:style-name="P49"><text:s/></text:p>
          <text:list text:continue-numbering="true">
            <text:list-item>
              <text:p text:style-name="P50">Vormingsvraagstuk</text:p>
            </text:list-item>
            <text:list-item>
              <text:p text:style-name="P51">Bindingsvraagstuk</text:p>
            </text:list-item>
            <text:list-item>
              <text:p text:style-name="P52">Verhoudingsvraagstuk</text:p>
            </text:list-item>
            <text:list-item>
              <text:p text:style-name="P53">Veranderingsvraagstuk</text:p>
            </text:list-item>
            <text:list-item>
              <text:p text:style-name="P54">Welvaartsvraagstuk</text:p>
            </text:list-item>
          </text:list>
        </text:list-item>
        <text:list-item>
          <text:p text:style-name="P55"><text:s/></text:p>
          <text:list text:continue-numbering="true">
            <text:list-item>
              <text:p text:style-name="P56">Vorming</text:p>
            </text:list-item>
            <text:list-item>
              <text:p text:style-name="P57">Verhouding</text:p>
            </text:list-item>
            <text:list-item>
              <text:p text:style-name="P58">Binding</text:p>
            </text:list-item>
            <text:list-item>
              <text:p text:style-name="P59">Verandering</text:p>
            </text:list-item>
          </text:list>
        </text:list-item>
        <text:list-item>
          <text:p text:style-name="P60">?</text:p>
        </text:list-item>
        <text:list-item>
          <text:p text:style-name="P61">VVVB</text:p>
        </text:list-item>
        <text:list-item>
          <text:p text:style-name="P62">Hoe speelt het kernconcept vorming met criminaliteit samen</text:p>
        </text:list-item>
        <text:list-item>
          <text:p text:style-name="P63">Binding is echt in een groep, terwijl vorming gaat over een persoon.</text:p>
        </text:list-item>
        <text:list-item>
          <text:p text:style-name="P64">Want als iets in de samenleving veranderd, dan veranderen al de vraagstukken ook.</text:p>
        </text:list-item>
        <text:list-item>
          <text:p text:style-name="P65">Verhouding = Hoe verschilolen mensen zzich<text:line-break/>Verandering = Gaat dat veranderen?</text:p>
        </text:list-item>
      </text:list>
      <text:p text:style-name="P66"/>
      <text:p text:style-name="P67">Opdracht 12.</text:p>
      <text:list text:style-name="LFO6" text:continue-numbering="true">
        <text:list-item>
          <text:p text:style-name="P68">Bij kwalitatief onderzoek “graaf” je diep voor veel informatie.<text:line-break/>Bij kwantitatief onderzoek “graaf” je maar oppervlakkig maar heel veel aantalen.</text:p>
        </text:list-item>
        <text:list-item>
          <text:p text:style-name="P69">Kwantitatief, want ze ondervraagden een hele grote groep mensen. Ook omdat het letterlijk een paar zinnen verder staat.</text:p>
        </text:list-item>
        <text:list-item>
          <text:p text:style-name="P70"/>
        </text:list-item>
      </text:list>
      <text:p text:style-name="P71"/>
      <text:p text:style-name="Lijstalinea"><text:span text:style-name="T72"><text:line-break/></text:span><text:span text:style-name="T73"><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wel Paton</meta:initial-creator>
    <dc:creator>Pawel Paton</dc:creator>
    <meta:creation-date>2020-11-24T06:59:00Z</meta:creation-date>
    <dc:date>2020-11-26T08:29:00Z</dc:date>
    <meta:template xlink:href="Normal" xlink:type="simple"/>
    <meta:editing-cycles>4</meta:editing-cycles>
    <meta:editing-duration>PT18240S</meta:editing-duration>
    <meta:document-statistic meta:page-count="4" meta:paragraph-count="10" meta:word-count="833" meta:character-count="5405" meta:row-count="38" meta:non-whitespace-character-count="4582"/>
  </office:meta>
</office:document-meta>
</file>